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1.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2.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C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A3"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2.B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C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A4"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2.B4"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C4"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2.C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Loops <text:span text:style-name="Source_20_Text">for...in</text:span> e <text:span text:style-name="Source_20_Text">for...of</text:span> em JavaScript</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5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master-page style:name="Index" style:page-layout-name="Mpm2">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06T16:13:03.047474228</dc:date>
    <meta:editing-duration>PT15M28S</meta:editing-duration>
    <meta:editing-cycles>1</meta:editing-cycles>
    <meta:document-statistic meta:table-count="2" meta:image-count="0" meta:object-count="0" meta:page-count="8" meta:paragraph-count="110" meta:word-count="2370" meta:character-count="14177" meta:non-whitespace-character-count="11907"/>
    <meta:generator>LibreOffice/25.8.4.2$Linux_X86_64 LibreOffice_project/290daaa01b999472f0c7a3890eb6a550fd74c6df</meta:generator>
  </office:meta>
</office:document-meta>
</file>